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cb82" officeooo:paragraph-rsid="0017cb82"/>
    </style:style>
    <style:style style:name="P2" style:family="paragraph" style:parent-style-name="Standard">
      <style:paragraph-properties fo:text-align="center" style:justify-single-word="false"/>
      <style:text-properties officeooo:rsid="0017cb82" officeooo:paragraph-rsid="0017cb82"/>
    </style:style>
    <style:style style:name="P3" style:family="paragraph" style:parent-style-name="Standard">
      <style:paragraph-properties fo:text-align="start" style:justify-single-word="false"/>
      <style:text-properties officeooo:rsid="0018bf54" officeooo:paragraph-rsid="0018bf54"/>
    </style:style>
    <style:style style:name="T1" style:family="text">
      <style:text-properties officeooo:rsid="001a3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ovanna Moreira Silva <text:s text:c="57"/>3 ads A</text:p>
      <text:p text:style-name="P2"/>
      <text:p text:style-name="P1"/>
      <text:p text:style-name="P1">1) A mudança proposta na linha 21 ajusta o índice passado para a função “count” de “i” para “i + 1”, garantindo que cada ocorrência seja contada apenas uma vez e evitando contagens duplicadas, especialmente quando há valores repetidos consecutivamente no array. Isso assegura a precisão da contagem de ocorrências no algoritmo da classe “Co<text:span text:style-name="T1">unt</text:span>Oc<text:span text:style-name="T1">cu</text:span>rrenc<text:span text:style-name="T1">e</text:span>”.</text:p>
      <text:p text:style-name="P1"/>
      <text:p text:style-name="P3">2) Primeiro, são selecionados todos os títulos de livros da tabela "Livro". Em seguida, usando a cláusula “EXCEPT”, os títulos dos livros já emprestados são removidos, comparando os resultados com os registros na tabela "Emprestimo". Dessa forma, a consulta retorna os títulos disponíveis para empréstimo, excluindo os já emprestados e não devolvidos.</text:p>
      <text:p text:style-name="P3"/>
      <text:p text:style-name="P3">3) O esboço da classe não representa uma lista duplamente encadeada, e as outras afirmações não se aplicam ao problema apresentado.</text:p>
      <text:p text:style-name="P3"/>
      <text:p text:style-name="P3">4) Os requisitos não funcionais podem complementar os requisitos funcionais, abordando aspectos adicionais do sistema, como qualidade, desempenho e segurança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5:36:48.522374180</meta:creation-date>
    <dc:date>2024-05-03T16:15:16.307243916</dc:date>
    <meta:editing-duration>PT1M27S</meta:editing-duration>
    <meta:editing-cycles>1</meta:editing-cycles>
    <meta:document-statistic meta:table-count="0" meta:image-count="0" meta:object-count="0" meta:page-count="1" meta:paragraph-count="5" meta:word-count="154" meta:character-count="1082" meta:non-whitespace-character-count="876"/>
    <meta:generator>LibreOffice/7.3.7.2$Linux_X86_64 LibreOffice_project/30$Build-2</meta:generator>
  </office:meta>
</office:document-meta>
</file>